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0.552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f_planning_202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2-31" calcext:value-type="date">
            <text:p>2023-12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1-02" calcext:value-type="date">
            <text:p>2024-01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1-03" calcext:value-type="date">
            <text:p>2024-01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1-04" calcext:value-type="date">
            <text:p>2024-01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1-05" calcext:value-type="date">
            <text:p>2024-01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4-01-06" calcext:value-type="date">
            <text:p>2024-01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4-01-07" calcext:value-type="date">
            <text:p>2024-01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4-01-08" calcext:value-type="date">
            <text:p>2024-01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4-01-09" calcext:value-type="date">
            <text:p>2024-01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4-01-10" calcext:value-type="date">
            <text:p>2024-01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4-01-11" calcext:value-type="date">
            <text:p>2024-0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4-01-12" calcext:value-type="date">
            <text:p>2024-01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4-01-13" calcext:value-type="date">
            <text:p>2024-01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4-01-14" calcext:value-type="date">
            <text:p>2024-0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4-01-15" calcext:value-type="date">
            <text:p>2024-0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4-01-16" calcext:value-type="date">
            <text:p>2024-01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4-01-17" calcext:value-type="date">
            <text:p>2024-0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4-01-18" calcext:value-type="date">
            <text:p>2024-01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4-01-19" calcext:value-type="date">
            <text:p>2024-01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4-01-20" calcext:value-type="date">
            <text:p>2024-01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4-01-21" calcext:value-type="date">
            <text:p>2024-01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4-01-22" calcext:value-type="date">
            <text:p>2024-01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4-01-23" calcext:value-type="date">
            <text:p>2024-01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4-01-24" calcext:value-type="date">
            <text:p>2024-01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4-01-25" calcext:value-type="date">
            <text:p>2024-01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4-01-26" calcext:value-type="date">
            <text:p>2024-01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4-01-27" calcext:value-type="date">
            <text:p>2024-01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4-01-28" calcext:value-type="date">
            <text:p>2024-01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4-01-29" calcext:value-type="date">
            <text:p>2024-01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4-01-30" calcext:value-type="date">
            <text:p>2024-01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4-01-31" calcext:value-type="date">
            <text:p>2024-01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4-02-01" calcext:value-type="date">
            <text:p>2024-02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4-02-02" calcext:value-type="date">
            <text:p>2024-02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4-02-03" calcext:value-type="date">
            <text:p>2024-02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4-02-04" calcext:value-type="date">
            <text:p>2024-02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4-02-05" calcext:value-type="date">
            <text:p>2024-02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4-02-06" calcext:value-type="date">
            <text:p>2024-02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4-02-07" calcext:value-type="date">
            <text:p>2024-02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4-02-08" calcext:value-type="date">
            <text:p>2024-02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4-02-09" calcext:value-type="date">
            <text:p>2024-02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4-02-10" calcext:value-type="date">
            <text:p>2024-02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4-02-11" calcext:value-type="date">
            <text:p>2024-02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4-02-12" calcext:value-type="date">
            <text:p>2024-02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4-02-13" calcext:value-type="date">
            <text:p>2024-02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4-02-14" calcext:value-type="date">
            <text:p>2024-02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4-02-15" calcext:value-type="date">
            <text:p>2024-0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4-02-16" calcext:value-type="date">
            <text:p>2024-0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4-02-17" calcext:value-type="date">
            <text:p>2024-02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4-02-19" calcext:value-type="date">
            <text:p>2024-0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4-02-20" calcext:value-type="date">
            <text:p>2024-02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4-02-21" calcext:value-type="date">
            <text:p>2024-02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4-02-22" calcext:value-type="date">
            <text:p>2024-0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4-02-23" calcext:value-type="date">
            <text:p>2024-0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4-02-24" calcext:value-type="date">
            <text:p>2024-02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4-02-25" calcext:value-type="date">
            <text:p>2024-02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4-02-26" calcext:value-type="date">
            <text:p>2024-0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4-02-27" calcext:value-type="date">
            <text:p>2024-0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4-02-28" calcext:value-type="date">
            <text:p>2024-02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4-02-29" calcext:value-type="date">
            <text:p>2024-02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4-03-01" calcext:value-type="date">
            <text:p>2024-03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4-03-02" calcext:value-type="date">
            <text:p>2024-03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4-03-04" calcext:value-type="date">
            <text:p>2024-03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4-03-05" calcext:value-type="date">
            <text:p>2024-03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4-03-06" calcext:value-type="date">
            <text:p>2024-03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4-03-08" calcext:value-type="date">
            <text:p>2024-03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4-03-09" calcext:value-type="date">
            <text:p>2024-03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4-03-10" calcext:value-type="date">
            <text:p>2024-03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4-03-11" calcext:value-type="date">
            <text:p>2024-03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4-03-12" calcext:value-type="date">
            <text:p>2024-03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4-03-13" calcext:value-type="date">
            <text:p>2024-03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4-03-14" calcext:value-type="date">
            <text:p>2024-03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4-03-16" calcext:value-type="date">
            <text:p>2024-03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4-03-17" calcext:value-type="date">
            <text:p>2024-03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4-03-18" calcext:value-type="date">
            <text:p>2024-03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4-03-19" calcext:value-type="date">
            <text:p>2024-03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4-03-20" calcext:value-type="date">
            <text:p>2024-03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4-03-22" calcext:value-type="date">
            <text:p>2024-03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4-03-24" calcext:value-type="date">
            <text:p>2024-03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4-03-25" calcext:value-type="date">
            <text:p>2024-03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4-03-26" calcext:value-type="date">
            <text:p>2024-03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4-03-28" calcext:value-type="date">
            <text:p>2024-03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4-03-29" calcext:value-type="date">
            <text:p>2024-03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4-03-30" calcext:value-type="date">
            <text:p>2024-03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4-03-31" calcext:value-type="date">
            <text:p>2024-03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4-04-02" calcext:value-type="date">
            <text:p>2024-04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4-04-03" calcext:value-type="date">
            <text:p>2024-04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4-04-04" calcext:value-type="date">
            <text:p>2024-04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4-04-05" calcext:value-type="date">
            <text:p>2024-04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4-04-06" calcext:value-type="date">
            <text:p>2024-04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4-04-07" calcext:value-type="date">
            <text:p>2024-04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4-04-08" calcext:value-type="date">
            <text:p>2024-04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4-04-09" calcext:value-type="date">
            <text:p>2024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4-04-10" calcext:value-type="date">
            <text:p>2024-04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4-04-11" calcext:value-type="date">
            <text:p>2024-04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4-04-12" calcext:value-type="date">
            <text:p>2024-04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4-04-13" calcext:value-type="date">
            <text:p>2024-04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4-04-14" calcext:value-type="date">
            <text:p>2024-04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4-04-15" calcext:value-type="date">
            <text:p>2024-04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4-04-16" calcext:value-type="date">
            <text:p>2024-04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4-04-17" calcext:value-type="date">
            <text:p>2024-04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4-04-18" calcext:value-type="date">
            <text:p>2024-04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4-04-19" calcext:value-type="date">
            <text:p>2024-04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4-04-20" calcext:value-type="date">
            <text:p>2024-04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4-04-21" calcext:value-type="date">
            <text:p>2024-04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4-04-22" calcext:value-type="date">
            <text:p>2024-04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4-04-23" calcext:value-type="date">
            <text:p>2024-04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4-04-24" calcext:value-type="date">
            <text:p>2024-04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4-04-25" calcext:value-type="date">
            <text:p>2024-04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4-04-26" calcext:value-type="date">
            <text:p>2024-04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4-04-27" calcext:value-type="date">
            <text:p>2024-04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4-04-29" calcext:value-type="date">
            <text:p>2024-04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4-04-30" calcext:value-type="date">
            <text:p>2024-04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4-05-09" calcext:value-type="date">
            <text:p>2024-05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4-05-10" calcext:value-type="date">
            <text:p>2024-05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4-05-11" calcext:value-type="date">
            <text:p>2024-05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4-05-12" calcext:value-type="date">
            <text:p>2024-05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4-05-13" calcext:value-type="date">
            <text:p>2024-05-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4-05-14" calcext:value-type="date">
            <text:p>2024-05-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4-05-15" calcext:value-type="date">
            <text:p>2024-05-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4-05-16" calcext:value-type="date">
            <text:p>2024-05-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4-05-17" calcext:value-type="date">
            <text:p>2024-05-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4-05-18" calcext:value-type="date">
            <text:p>2024-05-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4-05-19" calcext:value-type="date">
            <text:p>2024-05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4-05-20" calcext:value-type="date">
            <text:p>2024-05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4-05-21" calcext:value-type="date">
            <text:p>2024-05-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4-05-22" calcext:value-type="date">
            <text:p>2024-05-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4-05-23" calcext:value-type="date">
            <text:p>2024-05-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4-05-24" calcext:value-type="date">
            <text:p>2024-05-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4-05-25" calcext:value-type="date">
            <text:p>2024-05-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4-05-26" calcext:value-type="date">
            <text:p>2024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4-05-27" calcext:value-type="date">
            <text:p>2024-05-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4-05-28" calcext:value-type="date">
            <text:p>2024-05-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4-05-29" calcext:value-type="date">
            <text:p>2024-05-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4-05-30" calcext:value-type="date">
            <text:p>2024-05-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4-06-01" calcext:value-type="date">
            <text:p>2024-06-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4-06-02" calcext:value-type="date">
            <text:p>2024-06-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4-06-03" calcext:value-type="date">
            <text:p>2024-06-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4-06-04" calcext:value-type="date">
            <text:p>2024-06-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4-06-05" calcext:value-type="date">
            <text:p>2024-06-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4-06-06" calcext:value-type="date">
            <text:p>2024-06-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4-06-07" calcext:value-type="date">
            <text:p>2024-06-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4-06-08" calcext:value-type="date">
            <text:p>2024-06-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4-06-09" calcext:value-type="date">
            <text:p>2024-06-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4-06-10" calcext:value-type="date">
            <text:p>2024-06-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4-06-11" calcext:value-type="date">
            <text:p>2024-06-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4-06-12" calcext:value-type="date">
            <text:p>2024-06-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4-06-13" calcext:value-type="date">
            <text:p>2024-06-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4-06-14" calcext:value-type="date">
            <text:p>2024-06-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4-06-15" calcext:value-type="date">
            <text:p>2024-06-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4-06-16" calcext:value-type="date">
            <text:p>2024-06-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4-06-17" calcext:value-type="date">
            <text:p>2024-06-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4-06-18" calcext:value-type="date">
            <text:p>2024-06-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4-06-19" calcext:value-type="date">
            <text:p>2024-06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4-06-20" calcext:value-type="date">
            <text:p>2024-06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4-06-21" calcext:value-type="date">
            <text:p>2024-06-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4-06-22" calcext:value-type="date">
            <text:p>2024-06-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4-06-23" calcext:value-type="date">
            <text:p>2024-06-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4-06-24" calcext:value-type="date">
            <text:p>2024-06-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4-06-25" calcext:value-type="date">
            <text:p>2024-06-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4-06-26" calcext:value-type="date">
            <text:p>2024-06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4-06-27" calcext:value-type="date">
            <text:p>2024-06-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4-06-28" calcext:value-type="date">
            <text:p>2024-06-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4-06-29" calcext:value-type="date">
            <text:p>2024-06-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4-06-30" calcext:value-type="date">
            <text:p>2024-06-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4-07-01" calcext:value-type="date">
            <text:p>2024-07-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4-07-02" calcext:value-type="date">
            <text:p>2024-07-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4-07-03" calcext:value-type="date">
            <text:p>2024-07-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4-07-04" calcext:value-type="date">
            <text:p>2024-07-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4-07-05" calcext:value-type="date">
            <text:p>2024-07-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4-07-06" calcext:value-type="date">
            <text:p>2024-07-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4-07-07" calcext:value-type="date">
            <text:p>2024-07-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4-07-08" calcext:value-type="date">
            <text:p>2024-07-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4-07-09" calcext:value-type="date">
            <text:p>2024-07-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4-07-10" calcext:value-type="date">
            <text:p>2024-07-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4-07-11" calcext:value-type="date">
            <text:p>2024-07-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4-07-12" calcext:value-type="date">
            <text:p>2024-07-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4-07-13" calcext:value-type="date">
            <text:p>2024-07-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4-07-14" calcext:value-type="date">
            <text:p>2024-07-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4-07-15" calcext:value-type="date">
            <text:p>2024-07-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4-07-16" calcext:value-type="date">
            <text:p>2024-07-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4-07-17" calcext:value-type="date">
            <text:p>2024-07-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4-07-18" calcext:value-type="date">
            <text:p>2024-07-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4-07-19" calcext:value-type="date">
            <text:p>2024-07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4-07-20" calcext:value-type="date">
            <text:p>2024-07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4-07-22" calcext:value-type="date">
            <text:p>2024-07-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4-07-23" calcext:value-type="date">
            <text:p>2024-07-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4-07-25" calcext:value-type="date">
            <text:p>2024-07-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4-07-26" calcext:value-type="date">
            <text:p>2024-07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4-07-27" calcext:value-type="date">
            <text:p>2024-07-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4-07-28" calcext:value-type="date">
            <text:p>2024-07-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4-07-29" calcext:value-type="date">
            <text:p>2024-07-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4-07-30" calcext:value-type="date">
            <text:p>2024-07-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4-07-31" calcext:value-type="date">
            <text:p>2024-07-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4-08-01" calcext:value-type="date">
            <text:p>2024-08-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4-08-02" calcext:value-type="date">
            <text:p>2024-08-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4-08-03" calcext:value-type="date">
            <text:p>2024-08-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4-08-04" calcext:value-type="date">
            <text:p>2024-08-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4-08-05" calcext:value-type="date">
            <text:p>2024-08-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4-08-06" calcext:value-type="date">
            <text:p>2024-08-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4-08-07" calcext:value-type="date">
            <text:p>2024-08-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4-08-08" calcext:value-type="date">
            <text:p>2024-08-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4-08-09" calcext:value-type="date">
            <text:p>2024-08-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4-08-10" calcext:value-type="date">
            <text:p>2024-08-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4-08-11" calcext:value-type="date">
            <text:p>2024-08-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4-08-12" calcext:value-type="date">
            <text:p>2024-08-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4-08-14" calcext:value-type="date">
            <text:p>2024-08-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4-08-15" calcext:value-type="date">
            <text:p>2024-08-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4-08-16" calcext:value-type="date">
            <text:p>2024-08-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4-08-17" calcext:value-type="date">
            <text:p>2024-08-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4-08-18" calcext:value-type="date">
            <text:p>2024-08-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4-08-19" calcext:value-type="date">
            <text:p>2024-08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4-08-20" calcext:value-type="date">
            <text:p>2024-08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4-08-21" calcext:value-type="date">
            <text:p>2024-08-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4-08-22" calcext:value-type="date">
            <text:p>2024-08-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4-08-23" calcext:value-type="date">
            <text:p>2024-08-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4-08-24" calcext:value-type="date">
            <text:p>2024-08-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4-08-25" calcext:value-type="date">
            <text:p>2024-08-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4-08-26" calcext:value-type="date">
            <text:p>2024-08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4-08-27" calcext:value-type="date">
            <text:p>2024-08-2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4-08-28" calcext:value-type="date">
            <text:p>2024-08-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4-08-29" calcext:value-type="date">
            <text:p>2024-08-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4-08-30" calcext:value-type="date">
            <text:p>2024-08-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4-08-31" calcext:value-type="date">
            <text:p>2024-08-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4-09-02" calcext:value-type="date">
            <text:p>2024-09-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4-09-03" calcext:value-type="date">
            <text:p>2024-09-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4-09-04" calcext:value-type="date">
            <text:p>2024-09-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4-09-06" calcext:value-type="date">
            <text:p>2024-09-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4-09-07" calcext:value-type="date">
            <text:p>2024-09-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4-09-08" calcext:value-type="date">
            <text:p>2024-09-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4-09-09" calcext:value-type="date">
            <text:p>2024-09-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4-09-10" calcext:value-type="date">
            <text:p>2024-09-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4-09-11" calcext:value-type="date">
            <text:p>2024-09-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4-09-12" calcext:value-type="date">
            <text:p>2024-09-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4-09-13" calcext:value-type="date">
            <text:p>2024-09-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4-09-14" calcext:value-type="date">
            <text:p>2024-09-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4-09-15" calcext:value-type="date">
            <text:p>2024-09-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4-09-16" calcext:value-type="date">
            <text:p>2024-09-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4-09-17" calcext:value-type="date">
            <text:p>2024-09-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4-09-18" calcext:value-type="date">
            <text:p>2024-09-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4-09-19" calcext:value-type="date">
            <text:p>2024-09-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4-09-20" calcext:value-type="date">
            <text:p>2024-09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4-09-21" calcext:value-type="date">
            <text:p>2024-09-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4-09-22" calcext:value-type="date">
            <text:p>2024-09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4-09-23" calcext:value-type="date">
            <text:p>2024-09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4-09-24" calcext:value-type="date">
            <text:p>2024-09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4-09-25" calcext:value-type="date">
            <text:p>2024-09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4-09-26" calcext:value-type="date">
            <text:p>2024-09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4-09-27" calcext:value-type="date">
            <text:p>2024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4-09-28" calcext:value-type="date">
            <text:p>2024-09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4-09-29" calcext:value-type="date">
            <text:p>2024-09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4-09-30" calcext:value-type="date">
            <text:p>2024-09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4-10-03" calcext:value-type="date">
            <text:p>2024-10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4-10-04" calcext:value-type="date">
            <text:p>2024-10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4-10-05" calcext:value-type="date">
            <text:p>2024-10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4-10-06" calcext:value-type="date">
            <text:p>2024-10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4-10-07" calcext:value-type="date">
            <text:p>2024-10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4-10-08" calcext:value-type="date">
            <text:p>2024-10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4-10-09" calcext:value-type="date">
            <text:p>2024-10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4-10-10" calcext:value-type="date">
            <text:p>2024-10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4-10-11" calcext:value-type="date">
            <text:p>2024-10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4-10-12" calcext:value-type="date">
            <text:p>2024-10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4-10-14" calcext:value-type="date">
            <text:p>2024-10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4-10-15" calcext:value-type="date">
            <text:p>2024-10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4-10-16" calcext:value-type="date">
            <text:p>2024-10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4-10-17" calcext:value-type="date">
            <text:p>2024-10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4-10-18" calcext:value-type="date">
            <text:p>2024-10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4-10-19" calcext:value-type="date">
            <text:p>2024-10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4-10-20" calcext:value-type="date">
            <text:p>2024-10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4-10-21" calcext:value-type="date">
            <text:p>2024-10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4-10-22" calcext:value-type="date">
            <text:p>2024-10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4-10-23" calcext:value-type="date">
            <text:p>2024-10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4-10-24" calcext:value-type="date">
            <text:p>2024-10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4-10-25" calcext:value-type="date">
            <text:p>2024-10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4-10-26" calcext:value-type="date">
            <text:p>2024-10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4-10-27" calcext:value-type="date">
            <text:p>2024-10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4-10-28" calcext:value-type="date">
            <text:p>2024-10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4-10-29" calcext:value-type="date">
            <text:p>2024-10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4-10-30" calcext:value-type="date">
            <text:p>2024-10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4-10-31" calcext:value-type="date">
            <text:p>2024-10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4-11-02" calcext:value-type="date">
            <text:p>2024-11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4-11-03" calcext:value-type="date">
            <text:p>2024-11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4-11-04" calcext:value-type="date">
            <text:p>2024-11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4-11-05" calcext:value-type="date">
            <text:p>2024-11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4-11-06" calcext:value-type="date">
            <text:p>2024-11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4-11-07" calcext:value-type="date">
            <text:p>2024-11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4-11-08" calcext:value-type="date">
            <text:p>2024-11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4-11-09" calcext:value-type="date">
            <text:p>2024-11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4-11-10" calcext:value-type="date">
            <text:p>2024-11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4-11-11" calcext:value-type="date">
            <text:p>2024-1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4-11-12" calcext:value-type="date">
            <text:p>2024-11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4-11-13" calcext:value-type="date">
            <text:p>2024-11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4-11-14" calcext:value-type="date">
            <text:p>2024-1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4-11-15" calcext:value-type="date">
            <text:p>2024-1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4-11-16" calcext:value-type="date">
            <text:p>2024-11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4-11-17" calcext:value-type="date">
            <text:p>2024-1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4-11-18" calcext:value-type="date">
            <text:p>2024-11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4-11-19" calcext:value-type="date">
            <text:p>2024-11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4-11-20" calcext:value-type="date">
            <text:p>2024-11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4-11-21" calcext:value-type="date">
            <text:p>2024-11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4-11-22" calcext:value-type="date">
            <text:p>2024-11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4-11-23" calcext:value-type="date">
            <text:p>2024-11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4-11-24" calcext:value-type="date">
            <text:p>2024-11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4-11-25" calcext:value-type="date">
            <text:p>2024-11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4-11-26" calcext:value-type="date">
            <text:p>2024-11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4-11-27" calcext:value-type="date">
            <text:p>2024-11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4-11-28" calcext:value-type="date">
            <text:p>2024-11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4-11-29" calcext:value-type="date">
            <text:p>2024-11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4-11-30" calcext:value-type="date">
            <text:p>2024-11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4-12-01" calcext:value-type="date">
            <text:p>2024-12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4-12-02" calcext:value-type="date">
            <text:p>2024-12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4-12-03" calcext:value-type="date">
            <text:p>2024-12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4-12-04" calcext:value-type="date">
            <text:p>2024-12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4-12-06" calcext:value-type="date">
            <text:p>2024-12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4-12-07" calcext:value-type="date">
            <text:p>2024-12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4-12-08" calcext:value-type="date">
            <text:p>2024-12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4-12-09" calcext:value-type="date">
            <text:p>2024-12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4-12-10" calcext:value-type="date">
            <text:p>2024-12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4-12-11" calcext:value-type="date">
            <text:p>2024-12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4-12-12" calcext:value-type="date">
            <text:p>2024-12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4-12-13" calcext:value-type="date">
            <text:p>2024-12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4-12-14" calcext:value-type="date">
            <text:p>2024-12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4-12-15" calcext:value-type="date">
            <text:p>2024-1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4-12-16" calcext:value-type="date">
            <text:p>2024-1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4-12-17" calcext:value-type="date">
            <text:p>2024-12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4-12-19" calcext:value-type="date">
            <text:p>2024-1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4-12-20" calcext:value-type="date">
            <text:p>2024-12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4-12-21" calcext:value-type="date">
            <text:p>2024-12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4-12-23" calcext:value-type="date">
            <text:p>2024-1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4-12-24" calcext:value-type="date">
            <text:p>2024-12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4-12-26" calcext:value-type="date">
            <text:p>2024-1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4-12-27" calcext:value-type="date">
            <text:p>2024-1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4-12-28" calcext:value-type="date">
            <text:p>2024-12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4-12-30" calcext:value-type="date">
            <text:p>2024-12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4-12-31" calcext:value-type="date">
            <text:p>2024-12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11:04:25.2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31T11:13:19.630000000</dc:date>
    <meta:editing-duration>PT16M26S</meta:editing-duration>
    <meta:editing-cycles>2</meta:editing-cycles>
    <meta:generator>LibreOffice/7.2.6.2$Windows_X86_64 LibreOffice_project/b0ec3a565991f7569a5a7f5d24fed7f52653d754</meta:generator>
    <meta:document-statistic meta:table-count="1" meta:cell-count="1468" meta:object-count="0"/>
  </office:meta>
</office:document-meta>
</file>